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Liberation Mono', Courier, monospace"/>
    <style:font-face style:name="Lohit Hindi1" svg:font-family="'Lohit Hindi'"/>
    <style:font-face style:name="Verdana" svg:font-family="Verdana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4%" style:writing-mode="lr-tb"/>
      <style:text-properties fo:font-variant="normal" fo:text-transform="none" fo:color="#222222" style:text-line-through-style="none" style:text-underline-style="none" officeooo:paragraph-rsid="002d6975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normal" officeooo:paragraph-rsid="0013b108" style:text-blinking="false" fo:background-color="transparent"/>
    </style:style>
    <style:style style:name="P3" style:family="paragraph" style:parent-style-name="Text_20_body">
      <style:text-properties officeooo:paragraph-rsid="00146d26"/>
    </style:style>
    <style:style style:name="P4" style:family="paragraph" style:parent-style-name="Text_20_body">
      <style:text-properties officeooo:paragraph-rsid="0018c544"/>
    </style:style>
    <style:style style:name="P5" style:family="paragraph" style:parent-style-name="Text_20_body">
      <style:text-properties officeooo:paragraph-rsid="00198720"/>
    </style:style>
    <style:style style:name="P6" style:family="paragraph" style:parent-style-name="Text_20_body">
      <style:text-properties officeooo:paragraph-rsid="001bca97"/>
    </style:style>
    <style:style style:name="P7" style:family="paragraph" style:parent-style-name="Text_20_body">
      <style:text-properties officeooo:paragraph-rsid="001d1566"/>
    </style:style>
    <style:style style:name="P8" style:family="paragraph" style:parent-style-name="Text_20_body">
      <style:text-properties officeooo:paragraph-rsid="001d999a"/>
    </style:style>
    <style:style style:name="P9" style:family="paragraph" style:parent-style-name="Text_20_body">
      <style:text-properties officeooo:paragraph-rsid="0023362e"/>
    </style:style>
    <style:style style:name="P10" style:family="paragraph" style:parent-style-name="Text_20_body">
      <style:text-properties officeooo:paragraph-rsid="002425c8"/>
    </style:style>
    <style:style style:name="P11" style:family="paragraph" style:parent-style-name="Text_20_body">
      <style:text-properties officeooo:paragraph-rsid="0026aed9"/>
    </style:style>
    <style:style style:name="P12" style:family="paragraph" style:parent-style-name="Text_20_body">
      <style:text-properties officeooo:paragraph-rsid="002c3d6c"/>
    </style:style>
    <style:style style:name="P13" style:family="paragraph" style:parent-style-name="Text_20_body">
      <style:text-properties officeooo:paragraph-rsid="002f0899"/>
    </style:style>
    <style:style style:name="P14" style:family="paragraph" style:parent-style-name="Text_20_body">
      <style:text-properties officeooo:paragraph-rsid="002f5e82"/>
    </style:style>
    <style:style style:name="P15" style:family="paragraph" style:parent-style-name="Text_20_body">
      <style:text-properties officeooo:paragraph-rsid="0031c496"/>
    </style:style>
    <style:style style:name="P16" style:family="paragraph" style:parent-style-name="Text_20_body">
      <style:text-properties officeooo:paragraph-rsid="0031ce7c"/>
    </style:style>
    <style:style style:name="P17" style:family="paragraph" style:parent-style-name="Text_20_body">
      <style:text-properties officeooo:paragraph-rsid="00322c1e"/>
    </style:style>
    <style:style style:name="P18" style:family="paragraph" style:parent-style-name="Text_20_body">
      <style:text-properties officeooo:paragraph-rsid="003451f6"/>
    </style:style>
    <style:style style:name="P19" style:family="paragraph" style:parent-style-name="Text_20_body">
      <style:text-properties officeooo:paragraph-rsid="0034b203"/>
    </style:style>
    <style:style style:name="P20" style:family="paragraph" style:parent-style-name="Text_20_body">
      <style:text-properties officeooo:paragraph-rsid="00365107"/>
    </style:style>
    <style:style style:name="P21" style:family="paragraph" style:parent-style-name="Text_20_body">
      <style:text-properties officeooo:paragraph-rsid="00381965"/>
    </style:style>
    <style:style style:name="P22" style:family="paragraph" style:parent-style-name="Text_20_body">
      <style:text-properties officeooo:paragraph-rsid="00388509"/>
    </style:style>
    <style:style style:name="P23" style:family="paragraph" style:parent-style-name="Text_20_body">
      <style:text-properties officeooo:paragraph-rsid="0039f77f"/>
    </style:style>
    <style:style style:name="P24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222222" style:text-line-through-style="none" style:font-name="Verdana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27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222222" style:text-line-through-style="none" style:text-underline-style="none" officeooo:paragraph-rsid="002d6975" style:text-blinking="false" fo:background-color="transparent"/>
    </style:style>
    <style:style style:name="P28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222222" style:text-line-through-style="none" style:text-underline-style="none" officeooo:paragraph-rsid="002d985b" style:text-blinking="false" fo:background-color="transparent"/>
    </style:style>
    <style:style style:name="P29" style:family="paragraph" style:parent-style-name="Text_20_body">
      <style:paragraph-properties fo:margin-top="0in" fo:margin-bottom="0in" style:contextual-spacing="false" fo:line-height="114%" style:writing-mode="lr-tb"/>
      <style:text-properties fo:font-weight="normal"/>
    </style:style>
    <style:style style:name="T1" style:family="text">
      <style:text-properties officeooo:rsid="0013b108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46d26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5eeb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6d821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8c544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98720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bca97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d1566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d999a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3362e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425c8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5dfee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6aed9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a6d13" style:text-blinking="false" fo:background-color="transparent"/>
    </style:style>
    <style:style style:name="T17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c1d97" style:text-blinking="false" fo:background-color="transparent"/>
    </style:style>
    <style:style style:name="T18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c3d6c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c701f" style:text-blinking="false" fo:background-color="transparent"/>
    </style:style>
    <style:style style:name="T2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d6975" style:text-blinking="false" fo:background-color="transparent" style:font-style-asian="normal" style:font-style-complex="normal"/>
    </style:style>
    <style:style style:name="T2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f0899" style:text-blinking="false" fo:background-color="transparent"/>
    </style:style>
    <style:style style:name="T22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f5e82" style:text-blinking="false" fo:background-color="transparent"/>
    </style:style>
    <style:style style:name="T2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1c496" style:text-blinking="false" fo:background-color="transparent"/>
    </style:style>
    <style:style style:name="T24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1ce7c" style:text-blinking="false" fo:background-color="transparent"/>
    </style:style>
    <style:style style:name="T25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22c1e" style:text-blinking="false" fo:background-color="transparent"/>
    </style:style>
    <style:style style:name="T26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451f6" style:text-blinking="false" fo:background-color="transparent"/>
    </style:style>
    <style:style style:name="T27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4b203" style:text-blinking="false" fo:background-color="transparent"/>
    </style:style>
    <style:style style:name="T28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65107" style:text-blinking="false" fo:background-color="transparent"/>
    </style:style>
    <style:style style:name="T2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7a1d2" style:text-blinking="false" fo:background-color="transparent"/>
    </style:style>
    <style:style style:name="T3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81965" style:text-blinking="false" fo:background-color="transparent"/>
    </style:style>
    <style:style style:name="T3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88509" style:text-blinking="false" fo:background-color="transparent"/>
    </style:style>
    <style:style style:name="T32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9e95a" style:text-blinking="false" fo:background-color="transparent"/>
    </style:style>
    <style:style style:name="T3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39f77f" style:text-blinking="false" fo:background-color="transparent"/>
    </style:style>
    <style:style style:name="T34" style:family="text">
      <style:text-properties fo:font-variant="normal" fo:text-transform="none" fo:color="#000000" style:text-line-through-style="none" style:font-name="Arial" fo:font-size="11.25pt" fo:font-style="italic" style:text-underline-style="none" fo:font-weight="normal" officeooo:rsid="00198720" style:text-blinking="false" fo:background-color="transparent" style:font-style-asian="italic" style:font-style-complex="italic"/>
    </style:style>
    <style:style style:name="T35" style:family="text">
      <style:text-properties fo:font-variant="normal" fo:text-transform="none" fo:color="#000000" style:text-line-through-style="none" style:font-name="Arial" fo:font-size="11.25pt" fo:font-style="italic" style:text-underline-style="none" fo:font-weight="normal" officeooo:rsid="002c701f" style:text-blinking="false" fo:background-color="transparent" style:font-style-asian="italic" style:font-style-complex="italic"/>
    </style:style>
    <style:style style:name="T36" style:family="text">
      <style:text-properties fo:font-variant="normal" fo:text-transform="none" fo:color="#000000" style:text-line-through-style="none" style:font-name="Arial" fo:font-size="11.25pt" fo:font-style="italic" style:text-underline-style="none" fo:font-weight="normal" officeooo:rsid="0031c496" style:text-blinking="false" fo:background-color="transparent" style:font-style-asian="italic" style:font-style-complex="italic"/>
    </style:style>
    <style:style style:name="T37" style:family="text">
      <style:text-properties fo:font-variant="normal" fo:text-transform="none" fo:color="#000000" style:text-line-through-style="none" style:font-name="Arial" fo:font-size="11.25pt" fo:letter-spacing="normal" fo:font-style="normal" style:text-underline-style="none" fo:font-weight="normal" officeooo:rsid="002d6975" style:text-blinking="false" fo:background-color="transparent" style:font-style-asian="normal" style:font-style-complex="normal"/>
    </style:style>
    <style:style style:name="T38" style:family="text">
      <style:text-properties fo:font-variant="normal" fo:text-transform="none" fo:color="#222222" style:text-line-through-style="none" style:font-name="Verdana" fo:font-size="12pt" fo:font-style="normal" style:text-underline-style="none" style:text-blinking="false" fo:background-color="transparent"/>
    </style:style>
    <style:style style:name="T39" style:family="text">
      <style:text-properties fo:color="#000000" style:font-name="Verdana" fo:font-size="12pt" fo:letter-spacing="normal" fo:font-style="normal" fo:font-weight="normal" officeooo:rsid="002d6975" style:font-style-asian="normal" style:font-style-complex="normal"/>
    </style:style>
    <style:style style:name="T40" style:family="text">
      <style:text-properties fo:color="#000000" style:font-name="Verdana" fo:font-size="12pt" fo:letter-spacing="normal" fo:font-style="normal" fo:font-weight="normal" officeooo:rsid="002d985b" style:font-style-asian="normal" style:font-style-complex="normal"/>
    </style:style>
    <style:style style:name="T41" style:family="text">
      <style:text-properties fo:color="#000000" style:font-name="Verdana" fo:font-size="12pt" fo:letter-spacing="normal" fo:font-style="normal" fo:font-weight="normal" officeooo:rsid="002dc857" style:font-style-asian="normal" style:font-style-complex="normal"/>
    </style:style>
    <style:style style:name="T42" style:family="text">
      <style:text-properties fo:color="#000000" style:font-name="Verdana" fo:font-size="12pt" fo:letter-spacing="normal" fo:font-style="normal" fo:font-weight="normal" officeooo:rsid="002ddf9d" style:font-style-asian="normal" style:font-style-complex="normal"/>
    </style:style>
    <style:style style:name="T43" style:family="text">
      <style:text-properties fo:color="#000000" style:font-name="Arial" fo:font-size="11.25pt" fo:letter-spacing="normal" fo:font-style="normal" fo:font-weight="normal" officeooo:rsid="002d6975" style:font-style-asian="normal" style:font-style-complex="normal"/>
    </style:style>
    <style:style style:name="T44" style:family="text">
      <style:text-properties style:font-name="Verdana" fo:font-size="12pt" fo:font-style="normal" fo:font-weight="normal"/>
    </style:style>
    <style:style style:name="T45" style:family="text">
      <style:text-properties style:font-name="Verdana" fo:font-size="12pt" fo:font-style="normal" fo:font-weight="normal" officeooo:rsid="002d6975"/>
    </style:style>
    <style:style style:name="T46" style:family="text">
      <style:text-properties officeooo:rsid="001a429e"/>
    </style:style>
    <style:style style:name="T47" style:family="text">
      <style:text-properties officeooo:rsid="001cefb1"/>
    </style:style>
    <style:style style:name="T48" style:family="text">
      <style:text-properties officeooo:rsid="001d1566"/>
    </style:style>
    <style:style style:name="T49" style:family="text">
      <style:text-properties officeooo:rsid="001e23b7"/>
    </style:style>
    <style:style style:name="T50" style:family="text">
      <style:text-properties officeooo:rsid="001f96c0"/>
    </style:style>
    <style:style style:name="T51" style:family="text">
      <style:text-properties officeooo:rsid="00218e31"/>
    </style:style>
    <style:style style:name="T52" style:family="text">
      <style:text-properties officeooo:rsid="0023362e"/>
    </style:style>
    <style:style style:name="T53" style:family="text">
      <style:text-properties officeooo:rsid="0023a59d"/>
    </style:style>
    <style:style style:name="T54" style:family="text">
      <style:text-properties officeooo:rsid="003819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47372acb-669f-4c78-638c-6464a1486b8b"/><text:span text:style-name="T1">Composer para iniciantes</text:span></text:p>
      <text:p text:style-name="Text_20_body"/>
      <text:p text:style-name="P24">O Composer<text:span text:style-name="T46">[1]</text:span> é uma ferramenta para gerenciamento de dependências para o PHP que vem ganhando espaço e se tornando <text:span text:style-name="T47">cada vez mais </text:span>indispensável. Com algumas poucas linhas de configurações você define todas as bibliotecas de terceiros ou mesmo suas que deseja/precisa utilizar em seu projeto, o composer encarrega-se de baixá-las e criar um autoloader deixando-as prontas para uso.</text:p>
      <text:p text:style-name="Text_20_body"/>
      <text:p text:style-name="P24">Para muitos o composer ainda é um mistério então o intuito deste artigo é mostrar ao usuário que ainda não conhece como <text:span text:style-name="T47">baixar, configurar e utilizar o composer</text:span>.</text:p>
      <text:p text:style-name="Text_20_body"/>
      <text:p text:style-name="P24">Do que preciso?</text:p>
      <text:p text:style-name="P24">Basicamente precisará do PHP em sua versão a partir da 5.3.2.</text:p>
      <text:p text:style-name="Text_20_body"/>
      <text:p text:style-name="P24">Nota: Importante</text:p>
      <text:p text:style-name="P24">Os exemplos criados neste artigo serão baseados em ambiente Linux, em sua maioria funcionará da mesma forma no Mac OS X mas para o Windows recomendo que leia a documentação oficial. O conceito é o mesmo nos três Sistemas Operacionais no entanto no Windows há algumas mínimas diferenças.</text:p>
      <text:p text:style-name="Text_20_body"/>
      <text:p text:style-name="P24">Como começo?</text:p>
      <text:p text:style-name="P24">Primeiramente você precisa realizar o download do phar do composer. O phar<text:span text:style-name="T47">[2]</text:span> é um empacotamento de uma aplicação e é utilizado para fornecer bibliotecas e ferramentas nas quais o desenvolvedor não tem de se preocupar com sua estrutura. Em outras palavras, é pegar e usar.</text:p>
      <text:p text:style-name="P24">Para que você obtenha o composer há duas maneiras distintas. Através da biblioteca cURL<text:span text:style-name="T48">[3]</text:span> e através do próprio PHP. Basta selecionar uma das opções abaixo e executar em seu <text:span text:style-name="T49">terminal</text:span>.</text:p>
      <text:p text:style-name="Text_20_body"/>
      <text:p text:style-name="P29"><text:span text:style-name="T2">Instalando via cURL: </text:span><text:span text:style-name="T38">curl -sS https://getcomposer.org/installer | php</text:span></text:p>
      <text:p text:style-name="P25">Instalando via PHP: php -r "readfile('https://getcomposer.org/installer');" | php</text:p>
      <text:p text:style-name="Text_20_body"/>
      <text:p text:style-name="P25">Existem outras maneiras de instalar, na verdade são configurações mais avançadas de instalação que não serão abordadas aqui <text:span text:style-name="T50">por se tratar de ser um conteudo voltado à iniciantes.</text:span></text:p>
      <text:p text:style-name="Text_20_body"/>
      <text:p text:style-name="P25">Qual o próximo passo?</text:p>
      <text:p text:style-name="P25">Antes de você sair querendo fazer as coisas acontecerem precisamos passar alguns conceitos básicos.</text:p>
      <text:p text:style-name="P25">O composer facilita o gerenciamento de dependências em seus projetos, com isso houve a necessidade de uma padronização para a interoperabilidade entre os mais diversos frameworks PHP do mercado. Mas detalhe que o composer não limita-se à uso somente em frameworks, você pode tranquilamente utilizá-lo em seus projetos com PHP puro desde que siga as recomendações da FIG<text:span text:style-name="T51">[4]</text:span> (Framework Interoperability Group). </text:p>
      <text:p text:style-name="P25"/>
      <text:p text:style-name="P25"><text:soft-page-break/>O arquivo de configurações</text:p>
      <text:p text:style-name="P25">Agora que você já tem uma noção do que é o composer está na hora de botar a mão na massa.</text:p>
      <text:p text:style-name="P25">Primeiramente crie um arquivo chamado composer.json. Este arquivo possuirá as configurações de dependências de sua aplicação em formato Json<text:span text:style-name="T54">[8]</text:span>.</text:p>
      <text:p text:style-name="Text_20_body"/>
      <text:p text:style-name="P25">Abaixo segue um esqueleto básico d<text:span text:style-name="T52">o</text:span> composer.json –<text:span text:style-name="T52"> o arquivo em que as dependências serão descritas</text:span>, em seguida o mesmo será esclarescido.</text:p>
      <text:p text:style-name="Text_20_body"/>
      <text:p text:style-name="P25"><text:bookmark-start text:name="__DdeLink__4_1034483549"/>{</text:p>
      <text:p text:style-name="P26"><text:span text:style-name="T44"><text:s text:c="4"/>"name": "Nome desejado de sua aplicação",</text:span></text:p>
      <text:p text:style-name="P26"><text:span text:style-name="T44"><text:s text:c="4"/>"description": "Uma breve descrição do que é a sua aplicação",</text:span></text:p>
      <text:p text:style-name="P26"><text:span text:style-name="T44"><text:s text:c="4"/>"authors": [</text:span></text:p>
      <text:p text:style-name="P26"><text:span text:style-name="T44"><text:s text:c="8"/>{</text:span></text:p>
      <text:p text:style-name="P26"><text:span text:style-name="T44"><text:s text:c="12"/>"name": "Seu nome",</text:span></text:p>
      <text:p text:style-name="P26"><text:span text:style-name="T44"><text:s text:c="12"/>"email": "seu email"</text:span></text:p>
      <text:p text:style-name="P26"><text:span text:style-name="T44"><text:s text:c="8"/>}</text:span></text:p>
      <text:p text:style-name="P26"><text:span text:style-name="T44"><text:s text:c="4"/>],</text:span></text:p>
      <text:p text:style-name="P26"><text:span text:style-name="T44"><text:s text:c="4"/>"require": {</text:span></text:p>
      <text:p text:style-name="P26"><text:span text:style-name="T44"><text:s text:c="8"/>"php": "&gt;=5.2.8"</text:span></text:p>
      <text:p text:style-name="P26"><text:span text:style-name="T44"><text:s text:c="4"/>}</text:span></text:p>
      <text:p text:style-name="P25">}<text:bookmark-end text:name="__DdeLink__4_1034483549"/></text:p>
      <text:p text:style-name="Text_20_body"/>
      <text:p text:style-name="P24">O “name” é o nome de sua aplicação. Esta marcação é opcional mas recomendada.</text:p>
      <text:p text:style-name="P24">O “description” é uma breve descrição do que sua aplicação se propõe a fazer. <text:span text:style-name="T53">Também opcional.</text:span></text:p>
      <text:p text:style-name="Text_20_body"><text:span text:style-name="T3">Em “authors” aparecem os créditos de desenvolvedores que contr</text:span><text:span text:style-name="T4">ibuiram com o projeto.</text:span></text:p>
      <text:p text:style-name="P3"><text:span text:style-name="T4">O “require” basicamente deixa claro quais são as dependências de sua aplicação. Neste caso se a versão do PHP for abaixo da 5.2.8 simplesmente uma mensagem de erro será lançada ao instalar as dependências lhe informando que não é possível prosseguir por nem todos os requisitos estarem satisfeitos.</text:span></text:p>
      <text:p text:style-name="P3"><text:span text:style-name="T4"/></text:p>
      <text:p text:style-name="P3"><text:span text:style-name="T4">Como você pode ver acima este é o esquel</text:span><text:span text:style-name="T6">e</text:span><text:span text:style-name="T4">to de uma aplicação muito básica, sem configurações avançadas </text:span><text:span text:style-name="T5">e sem indicação de nenhuma biblioteca de terceiro.</text:span></text:p>
      <text:p text:style-name="P3"><text:span text:style-name="T5"/></text:p>
      <text:p text:style-name="P4"><text:span text:style-name="T7">Ok, mas e agora?</text:span></text:p>
      <text:p text:style-name="P5"><text:span text:style-name="T8">Agora que você já tem o esqueleto de seu composer configurado em sua aplicação falta incluir alguns pacotes. O composer utiliza como seu repositório o Packagist</text:span><text:span text:style-name="T13">[5]</text:span><text:span text:style-name="T8"> onde qualquer desenvolvedor pode criar seus próprios pacotes e disponibilizá-los para a comunidade semelhante o github</text:span><text:span text:style-name="T14">[6]</text:span><text:span text:style-name="T8">. O Packagist lhe fornece o total de instalações dos pacotes por dia, mês e o total. O mais legal é que estas estatísticas são fiéis, ou seja, se alguém remover um pacote do seu </text:span><text:span text:style-name="T34">composer.json</text:span><text:span text:style-name="T8"> o total de instalações é reduzido. Com esta informação restam apenas aplicações que realmente estão utilizando determinado pacote.</text:span></text:p>
      <text:p text:style-name="P5"><text:span text:style-name="T8"/></text:p>
      <text:p text:style-name="P5"><text:span text:style-name="T8"/></text:p>
      <text:p text:style-name="P5"><text:soft-page-break/><text:span text:style-name="T8">Um pequeno exemplo.</text:span></text:p>
      <text:p text:style-name="P5"><text:span text:style-name="T8">Para fins didáticos mostrarei aqui a utilização de uma biblioteca para slug criada por Kevin Le Brun, </text:span><text:span text:style-name="T16">o </text:span><text:span text:style-name="T17">s</text:span><text:span text:style-name="T16">lug.</text:span><text:span text:style-name="T17">php</text:span><text:span text:style-name="T16">[7]</text:span><text:span text:style-name="T8">. </text:span><text:span text:style-name="T19">Na seção em que são definidos os requerimentos (require) no arquivo </text:span><text:span text:style-name="T35">composer.json </text:span><text:span text:style-name="T20">basta adicionar logo abaixo da linha que define que o necessita do PHP o nome do pacote desejado e a sua versão. Neste caso o pacote é </text:span><text:span text:style-name="T37">"kevinlebrun/slug.php" e a versão é "1.*". Com isso a nova estrutura do composer.json é:</text:span></text:p>
      <text:p text:style-name="P5"><text:span text:style-name="T37">…</text:span></text:p>
      <text:p text:style-name="P1"><text:span text:style-name="T44">"require": {</text:span></text:p>
      <text:p text:style-name="P27"><text:span text:style-name="T44"><text:s text:c="8"/>"php": "&gt;=5.2.8",</text:span></text:p>
      <text:p text:style-name="P27"><text:span text:style-name="T44"><text:s text:c="8"/>“</text:span><text:span text:style-name="T43">kevinlebrun/slug.php</text:span><text:span text:style-name="T44">”: “</text:span><text:span text:style-name="T45">1.*”</text:span></text:p>
      <text:p text:style-name="P27"><text:span text:style-name="T39"><text:s text:c="4"/>}</text:span></text:p>
      <text:p text:style-name="P27"><text:span text:style-name="T39">…</text:span></text:p>
      <text:p text:style-name="P27"><text:span text:style-name="T39"/></text:p>
      <text:p text:style-name="P28"><text:span text:style-name="T40">Muito bem, agora está tudo pronto para que você veja o composer em ação. Na pasta raíz de sua aplicação (que é a mesma que o composer.json e o composer.phar se encontra</text:span><text:span text:style-name="T41">m</text:span><text:span text:style-name="T40">) </text:span><text:span text:style-name="T42">rode o comando php composer.phar install. Este comando fará o composer ler as configurações setadas no arquivo json e instalar todas as bibliotecas/pacotes necessários para a sua aplicação e também estas mesmas bibliotecas que possuírem dependências terão as mesmas resolvidas. Pense no composer mais ou menos como o apt-get do Linux debian-like. Nele ao instalar um pacote qualquer todas suas dependências são resolvidas automaticamente.</text:span></text:p>
      <text:p text:style-name="P28"><text:span text:style-name="T42"/></text:p>
      <text:p text:style-name="P28"><text:span text:style-name="T42"/></text:p>
      <text:p text:style-name="P13"><text:span text:style-name="T21">[imagem][</text:span><text:span text:style-name="T22">estrutura-e-instalacao</text:span><text:span text:style-name="T21">]</text:span></text:p>
      <text:p text:style-name="P13"><text:span text:style-name="T21"/></text:p>
      <text:p text:style-name="P14"><text:span text:style-name="T22">Perceba que na pasta em que encontra-se sua aplicação agora existem a pasta vendor, um arquivo composer.phar (que já encontrava-se ali), um arquivo composer.json (que já encontrava-se ali) e um arquivo composer.lock – que é o arquivo gerado automaticamente após a instalação com sucesso.</text:span></text:p>
      <text:p text:style-name="P14"><text:span text:style-name="T22"/></text:p>
      <text:p text:style-name="P14"><text:span text:style-name="T22">[imagem][estrutura-arquivos]</text:span></text:p>
      <text:p text:style-name="P5"><text:span text:style-name="T8"/></text:p>
      <text:p text:style-name="P5"><text:span text:style-name="T8"/></text:p>
      <text:p text:style-name="P15"><text:span text:style-name="T23">O próximo passo</text:span></text:p>
      <text:p text:style-name="P15"><text:span text:style-name="T23">Agora já temos tudo. O composer gerenciando as dependências, as dependências definidas em nosso arquivo composer.json, e uma pasta contendo todas as dependências necessárias juntamente com o autoloader do composer que encarrega-se de registar todos os namespaces dos arquivos baixados na pasta </text:span><text:span text:style-name="T36">vendor</text:span><text:span text:style-name="T23">. </text:span><text:span text:style-name="T24">Com isso basta utilizarmos.</text:span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6"><text:soft-page-break/><text:span text:style-name="T24">Crie um arquivo chamado index.php e inclua o autoloader do composer conforme o exemplo abaixo.</text:span></text:p>
      <text:p text:style-name="P18"><text:span text:style-name="T26">&lt;?php</text:span></text:p>
      <text:p text:style-name="P18"><text:span text:style-name="T26">header('Content-Type: text/html; charset=utf-8');</text:span></text:p>
      <text:p text:style-name="P18"><text:span text:style-name="T26">require 'vendor/autoload.php';</text:span></text:p>
      <text:p text:style-name="P18"><text:span text:style-name="T26"/></text:p>
      <text:p text:style-name="P18"><text:span text:style-name="T26">Nota: Importante que esteja definido que o conteúdo será exibido utilizando a codificação UTF-8 pois problemas podem ocorrer no tratamento de caracteres especiais com acentuações.</text:span></text:p>
      <text:p text:style-name="P17"><text:span text:style-name="T25"/></text:p>
      <text:p text:style-name="P17"><text:span text:style-name="T25">Com isso em mãos, basta apenas utlizarmos nosso slug.php.</text:span></text:p>
      <text:p text:style-name="P17"><text:span text:style-name="T25"/></text:p>
      <text:p text:style-name="P17"><text:span text:style-name="T25">$slugifier = new \Slug\Slugifier();</text:span></text:p>
      <text:p text:style-name="P17"><text:span text:style-name="T25"/></text:p>
      <text:p text:style-name="P19"><text:span text:style-name="T27">// Definindo tratamento de caracteres com acentuação</text:span></text:p>
      <text:p text:style-name="P19"><text:span text:style-name="T27">$slugifier-&gt;setTransliterate(true); </text:span></text:p>
      <text:p text:style-name="P19"><text:span text:style-name="T27"/></text:p>
      <text:p text:style-name="P19"><text:span text:style-name="T27">$frase = 'Frase com acentuação para teste de criação de slug';</text:span></text:p>
      <text:p text:style-name="P19"><text:span text:style-name="T27"/></text:p>
      <text:p text:style-name="P19"><text:span text:style-name="T27">$slug = $slugifier-&gt;slugify($frase);</text:span></text:p>
      <text:p text:style-name="P19"><text:span text:style-name="T27"/></text:p>
      <text:p text:style-name="P19"><text:span text:style-name="T27">echo '&lt;b&gt;Frase natural: &lt;/b&gt;' . $frase . '&lt;br /&gt;&lt;br /&gt;';</text:span></text:p>
      <text:p text:style-name="P19"><text:span text:style-name="T27">echo '&lt;b&gt;Frase com aplicação de slug: &lt;/b&gt;' . $slug;</text:span></text:p>
      <text:p text:style-name="P17"><text:span text:style-name="T25"/></text:p>
      <text:p text:style-name="P19"><text:span text:style-name="T27">Perfeito, agora basta exibir no seu browser ou mesmo via terminal.</text:span></text:p>
      <text:p text:style-name="P19"><text:span text:style-name="T27">[imagem]</text:span><text:span text:style-name="T28">[slug-browser]</text:span></text:p>
      <text:p text:style-name="P20"><text:span text:style-name="T28">[imagem][slug-terminal]</text:span></text:p>
      <text:p text:style-name="P20"><text:span text:style-name="T28"/></text:p>
      <text:p text:style-name="P22"><text:span text:style-name="T31">O código-fonte deste exemplo está no github para eventuais consultas. </text:span><text:span text:style-name="T32">Link: </text:span><text:span text:style-name="T33">[9]</text:span></text:p>
      <text:p text:style-name="P5"><text:span text:style-name="T8"/></text:p>
      <text:p text:style-name="P6"><text:span text:style-name="T9">Links </text:span></text:p>
      <text:p text:style-name="P6"><text:span text:style-name="T9">1 - </text:span><text:a xlink:type="simple" xlink:href="https://getcomposer.org/">https://getcomposer.org/</text:a></text:p>
      <text:p text:style-name="P7"><text:span text:style-name="T10">2 - </text:span><text:a xlink:type="simple" xlink:href="https://php.net/manual/pt_BR/book.phar.php">https://php.net/manual/pt_BR/book.phar.php</text:a></text:p>
      <text:p text:style-name="P8"><text:span text:style-name="T11">3 - </text:span><text:a xlink:type="simple" xlink:href="http://en.wikipedia.org/wiki/CURL">http://en.wikipedia.org/wiki/CURL</text:a></text:p>
      <text:p text:style-name="P9"><text:span text:style-name="T12">4 - </text:span><text:a xlink:type="simple" xlink:href="http://www.php-fig.org/">http://www.php-fig.org/</text:a></text:p>
      <text:p text:style-name="P10"><text:span text:style-name="T13">5 - </text:span><text:a xlink:type="simple" xlink:href="https://packagist.org/">https://packagist.org/</text:a></text:p>
      <text:p text:style-name="P11"><text:span text:style-name="T15">6 - </text:span><text:a xlink:type="simple" xlink:href="https://github.com/">https://github.com/</text:a></text:p>
      <text:p text:style-name="P23"><text:span text:style-name="T18">7 - </text:span><text:a xlink:type="simple" xlink:href="https://github.com/kevinlebrun/slug.php">https://github.com/kevinlebrun/slug.php</text:a></text:p>
      <text:p text:style-name="P23"><text:span text:style-name="T29">8 - </text:span><text:bookmark-start text:name="__DdeLink__15_1034483549"/><text:a xlink:type="simple" xlink:href="http://json.org/json-pt.html"><text:span text:style-name="T30">http://json.org/json-pt.htm</text:span></text:a><text:a xlink:type="simple" xlink:href="http://json.org/json-pt.html"><text:span text:style-name="T33">l</text:span></text:a><text:bookmark-end text:name="__DdeLink__15_1034483549"/></text:p>
      <text:p text:style-name="P23"><text:span text:style-name="T33">9 - </text:span><text:a xlink:type="simple" xlink:href="https://github.com/andrebian/fonte-composer-para-iniciantes">https://github.com/andrebian/fonte-composer-para-iniciantes</text:a></text:p>
      <text:p text:style-name="P23"><text:soft-page-break/><text:span text:style-name="T33"/></text:p>
      <text:p text:style-name="P21"><text:span text:style-name="T30"/></text:p>
      <text:p text:style-name="P21"><text:span text:style-name="T30"/></text:p>
      <text:p text:style-name="P12"><text:span text:style-name="T18"/></text:p>
      <text:p text:style-name="P1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nsolas" svg:font-family="Consolas, 'Liberation Mono', Courier, monospace"/>
    <style:font-face style:name="Lohit Hindi1" svg:font-family="'Lohit Hindi'"/>
    <style:font-face style:name="Verdana" svg:font-family="Verdana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22:16:41</meta:creation-date>
    <dc:date>2014-02-25T00:47:24</dc:date>
    <meta:editing-duration>PT2H27M14S</meta:editing-duration>
    <meta:editing-cycles>48</meta:editing-cycles>
    <meta:generator>LibreOffice/4.0.2.2$Linux_x86 LibreOffice_project/400m0$Build-2</meta:generator>
    <meta:document-statistic meta:table-count="0" meta:image-count="0" meta:object-count="0" meta:page-count="5" meta:paragraph-count="81" meta:word-count="1094" meta:character-count="7340" meta:non-whitespace-character-count="6230"/>
  </office:meta>
</office:document-meta>
</file>